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535cm"/>
    </style:style>
    <style:style style:name="Tabela1.B" style:family="table-column">
      <style:table-column-properties style:column-width="6.697cm"/>
    </style:style>
    <style:style style:name="Tabela1.C" style:family="table-column">
      <style:table-column-properties style:column-width="2.039cm"/>
    </style:style>
    <style:style style:name="Tabela1.D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2742a" officeooo:paragraph-rsid="0022742a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color="#000000" loext:opacity="100%" fo:font-size="13pt" officeooo:rsid="0022742a" officeooo:paragraph-rsid="0022742a" style:font-size-asian="13pt" style:font-size-complex="13pt"/>
    </style:style>
    <style:style style:name="P11" style:family="paragraph" style:parent-style-name="Heading_20_1">
      <style:text-properties officeooo:rsid="0028cb39" officeooo:paragraph-rsid="0028cb39"/>
    </style:style>
    <style:style style:name="P12" style:family="paragraph" style:parent-style-name="Heading_20_1">
      <style:text-properties officeooo:paragraph-rsid="0022742a"/>
    </style:style>
    <style:style style:name="T1" style:family="text">
      <style:text-properties officeooo:rsid="0028cb39"/>
    </style:style>
    <style:style style:name="T2" style:family="text">
      <style:text-properties officeooo:rsid="001eafc5"/>
    </style:style>
    <style:style style:name="T3" style:family="text">
      <style:text-properties officeooo:rsid="0022742a"/>
    </style:style>
    <style:style style:name="T4" style:family="text">
      <style:text-properties officeooo:rsid="00262cc4"/>
    </style:style>
    <style:style style:name="T5" style:family="text">
      <style:text-properties officeooo:rsid="0024183b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lan <text:span text:style-name="T1">zarządzania ryzykiem</text:span>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2">szablon_</text:span></text:span><text:span text:style-name="Strong_20_Emphasis"><text:span text:style-name="T3">plan_</text:span></text:span><text:span text:style-name="Strong_20_Emphasis"><text:span text:style-name="T4">zarz_</text:span></text:span><text:span text:style-name="Strong_20_Emphasis"><text:span text:style-name="T1">ryzykiem</text:span></text:span><text:span text:style-name="Strong_20_Emphasis"><text:span text:style-name="T2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<text:span text:style-name="T1">13</text:span>.0<text:span text:style-name="T5">5</text:span>.2025</text:p>
            </table:table-cell>
            <table:table-cell table:style-name="Tabela1.A1" office:value-type="string">
              <text:p text:style-name="P3"><text:span text:style-name="Strong_20_Emphasis"><text:span text:style-name="T2">Wersja</text:span></text:span><text:span text:style-name="Strong_20_Emphasis">:</text:span></text:p>
              <text:p text:style-name="P5">0.<text:span text:style-name="T1">1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2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2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5">Plan zarządzania </text:span><text:span text:style-name="T1">ryzykiem</text:span><text:line-break/><text:span text:style-name="T6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15433_1148864075" text:style-name="Index_20_Link" text:visited-style-name="Index_20_Link">1 Zakres dokumentu<text:tab/>3</text:a></text:p>
          <text:p text:style-name="P8"><text:a xlink:type="simple" xlink:href="#__RefHeading___Toc20909_1148864075" text:style-name="Index_20_Link" text:visited-style-name="Index_20_Link">2 Ogólne zasady zarządzania ryzykiem projektu<text:tab/>3</text:a></text:p>
          <text:p text:style-name="P8"><text:a xlink:type="simple" xlink:href="#__RefHeading___Toc15437_1148864075" text:style-name="Index_20_Link" text:visited-style-name="Index_20_Link">3 Organizacja procesu zarządzania ryzykiem<text:tab/>3</text:a></text:p>
          <text:p text:style-name="P9"><text:a xlink:type="simple" xlink:href="#__RefHeading___Toc15439_1148864075" text:style-name="Index_20_Link" text:visited-style-name="Index_20_Link">3.1 Role w procesie zarządzania ryzykiem<text:tab/>3</text:a></text:p>
          <text:p text:style-name="P9"><text:a xlink:type="simple" xlink:href="#__RefHeading___Toc15441_1148864075" text:style-name="Index_20_Link" text:visited-style-name="Index_20_Link">3.2 Zakres odpowiedzialności dla ról<text:tab/>3</text:a></text:p>
          <text:p text:style-name="P8"><text:a xlink:type="simple" xlink:href="#__RefHeading___Toc20911_1148864075" text:style-name="Index_20_Link" text:visited-style-name="Index_20_Link">4 Ocena ryzyka<text:tab/>3</text:a></text:p>
          <text:p text:style-name="P9"><text:a xlink:type="simple" xlink:href="#__RefHeading___Toc20913_1148864075" text:style-name="Index_20_Link" text:visited-style-name="Index_20_Link">4.1 Identyfikacja rzyka<text:tab/>3</text:a></text:p>
          <text:p text:style-name="P9"><text:a xlink:type="simple" xlink:href="#__RefHeading___Toc20915_1148864075" text:style-name="Index_20_Link" text:visited-style-name="Index_20_Link">4.2 Analiza ryzyka<text:tab/>3</text:a></text:p>
          <text:p text:style-name="P8"><text:a xlink:type="simple" xlink:href="#__RefHeading___Toc20917_1148864075" text:style-name="Index_20_Link" text:visited-style-name="Index_20_Link">5 Minimalizacja ryzyka<text:tab/>3</text:a></text:p>
          <text:p text:style-name="P8"><text:a xlink:type="simple" xlink:href="#__RefHeading___Toc20919_1148864075" text:style-name="Index_20_Link" text:visited-style-name="Index_20_Link">6 Kontrola ryzyka<text:tab/>3</text:a></text:p>
          <text:p text:style-name="P9"><text:a xlink:type="simple" xlink:href="#__RefHeading___Toc20921_1148864075" text:style-name="Index_20_Link" text:visited-style-name="Index_20_Link">6.1 Zasady kontroli ryzka<text:tab/>3</text:a></text:p>
          <text:p text:style-name="P9"><text:a xlink:type="simple" xlink:href="#__RefHeading___Toc20923_1148864075" text:style-name="Index_20_Link" text:visited-style-name="Index_20_Link">6.2 Harmonogram kontroli i raportowania<text:tab/>3</text:a></text:p>
          <text:p text:style-name="P8"><text:a xlink:type="simple" xlink:href="#__RefHeading___Toc20925_1148864075" text:style-name="Index_20_Link" text:visited-style-name="Index_20_Link">7 Dokumentacja ryzyka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" text:outline-level="1" text:is-list-header="true"><text:soft-page-break/></text:h>
      <text:h text:style-name="Heading_20_1" text:outline-level="1"><text:bookmark-start text:name="__RefHeading___Toc15433_1148864075"/>Zakres dokumentu <text:bookmark-end text:name="__RefHeading___Toc15433_1148864075"/></text:h>
      <text:h text:style-name="Heading_20_1" text:outline-level="1"><text:bookmark-start text:name="__RefHeading___Toc20909_1148864075"/>Ogólne zasady zarządzania ryzykiem projektu<text:bookmark-end text:name="__RefHeading___Toc20909_1148864075"/></text:h>
      <text:h text:style-name="Heading_20_1" text:outline-level="1"><text:bookmark-start text:name="__RefHeading___Toc15437_1148864075"/>Organizacja procesu zarządzania ryzykiem <text:bookmark-end text:name="__RefHeading___Toc15437_1148864075"/></text:h>
      <text:h text:style-name="Heading_20_2" text:outline-level="2"><text:bookmark-start text:name="__RefHeading___Toc15439_1148864075"/>Role w procesie zarządzania ryzykiem<text:bookmark-end text:name="__RefHeading___Toc15439_1148864075"/></text:h>
      <text:h text:style-name="Heading_20_2" text:outline-level="2"><text:bookmark-start text:name="__RefHeading___Toc15441_1148864075"/>Zakres odpowiedzialności dla ról<text:bookmark-end text:name="__RefHeading___Toc15441_1148864075"/></text:h>
      <text:h text:style-name="P11" text:outline-level="1"><text:bookmark-start text:name="__RefHeading___Toc20911_1148864075"/>Ocena ryzyka<text:bookmark-end text:name="__RefHeading___Toc20911_1148864075"/></text:h>
      <text:h text:style-name="Heading_20_2" text:outline-level="2"><text:bookmark-start text:name="__RefHeading___Toc20913_1148864075"/>Identyfikacja rzyka<text:bookmark-end text:name="__RefHeading___Toc20913_1148864075"/></text:h>
      <text:h text:style-name="Heading_20_2" text:outline-level="2"><text:bookmark-start text:name="__RefHeading___Toc20915_1148864075"/>Analiza ryzyka<text:bookmark-end text:name="__RefHeading___Toc20915_1148864075"/></text:h>
      <text:h text:style-name="Heading_20_1" text:outline-level="1"><text:bookmark-start text:name="__RefHeading___Toc20917_1148864075"/>Minimalizacja ryzyka<text:bookmark-end text:name="__RefHeading___Toc20917_1148864075"/></text:h>
      <text:h text:style-name="Heading_20_1" text:outline-level="1"><text:bookmark-start text:name="__RefHeading___Toc20919_1148864075"/>Kontrola ryzyka<text:bookmark-end text:name="__RefHeading___Toc20919_1148864075"/></text:h>
      <text:h text:style-name="Heading_20_2" text:outline-level="2"><text:bookmark-start text:name="__RefHeading___Toc20921_1148864075"/>Zasady kontroli ryzka<text:bookmark-end text:name="__RefHeading___Toc20921_1148864075"/></text:h>
      <text:h text:style-name="Heading_20_2" text:outline-level="2"><text:bookmark-start text:name="__RefHeading___Toc20923_1148864075"/>Harmonogram kontroli i raportowania <text:bookmark-end text:name="__RefHeading___Toc20923_1148864075"/></text:h>
      <text:h text:style-name="Heading_20_1" text:outline-level="1"><text:bookmark-start text:name="__RefHeading___Toc20925_1148864075"/>Dokumentacja ryzyka<text:bookmark-end text:name="__RefHeading___Toc20925_1148864075"/></text:h>
      <text:h text:style-name="P1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cm" fo:margin-left="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3T13:11:15.209901400</dc:date>
    <meta:editing-duration>PT34M8S</meta:editing-duration>
    <meta:editing-cycles>7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38" meta:word-count="142" meta:character-count="941" meta:non-whitespace-character-count="847"/>
  </office:meta>
</office:document-meta>
</file>